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764cm" fo:min-width="1.51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6cm" fo:min-width="0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174cm" fo:min-width="0.92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cm" fo:min-width="1.64cm"/>
    </style:style>
    <style:style style:name="gr5" style:family="graphic" style:parent-style-name="standard">
      <style:graphic-properties draw:marker-end="Symmetric_20_Arrow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2cm" fo:min-width="0.6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cm" fo:min-width="1.867cm"/>
    </style:style>
    <style:style style:name="gr8" style:family="graphic" style:parent-style-name="standard">
      <style:graphic-properties draw:fill-color="#333333" draw:textarea-horizontal-align="justify" draw:textarea-vertical-align="middle" draw:auto-grow-height="false" fo:min-height="1.764cm" fo:min-width="1.51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2cm" fo:min-width="0.6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9cm" fo:min-width="1.9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2cm" fo:min-width="0.65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cm" fo:min-width="2.053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763cm" fo:min-width="1.51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7cm" fo:min-width="2.20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objectwithoutfill">
      <style:graphic-properties draw:fill="none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25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font-size="10pt"/>
    </style:style>
    <style:style style:name="P3" style:family="paragraph">
      <loext:graphic-properties draw:fill="none" draw:fill-color="#ffffff"/>
      <style:paragraph-properties fo:text-align="center"/>
      <style:text-properties fo:font-size="10pt" style:font-size-asian="12pt" style:font-size-complex="12pt"/>
    </style:style>
    <style:style style:name="P4" style:family="paragraph">
      <style:paragraph-properties fo:text-align="center"/>
      <style:text-properties fo:font-size="8pt"/>
    </style:style>
    <style:style style:name="P5" style:family="paragraph">
      <loext:graphic-properties draw:fill="none" draw:fill-color="#ffffff"/>
      <style:paragraph-properties fo:text-align="center"/>
      <style:text-properties fo:font-size="8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style:text-properties fo:font-size="10pt"/>
    </style:style>
    <style:style style:name="P8" style:family="paragraph">
      <loext:graphic-properties draw:fill="none" draw:fill-color="#ffffff"/>
      <style:text-properties fo:font-size="10pt"/>
    </style:style>
    <style:style style:name="P9" style:family="paragraph">
      <loext:graphic-properties draw:fill-color="#333333"/>
      <style:paragraph-properties fo:text-align="center"/>
    </style:style>
    <style:style style:name="P10" style:family="paragraph"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="none" draw:fill-color="#ffffff"/>
      <style:paragraph-properties fo:text-align="center"/>
      <style:text-properties fo:color="#ffffff" fo:font-size="10pt" style:font-size-asian="10pt" style:font-size-complex="10pt"/>
    </style:style>
    <style:style style:name="P12" style:family="paragraph">
      <style:text-properties fo:color="#ffffff" fo:font-size="10pt" style:font-size-asian="10pt" style:font-size-complex="10pt"/>
    </style:style>
    <style:style style:name="P13" style:family="paragraph">
      <loext:graphic-properties draw:fill="none" draw:fill-color="#ffffff"/>
      <style:text-properties fo:color="#ffffff" fo:font-size="10pt" style:font-size-asian="10pt" style:font-size-complex="10pt"/>
    </style:style>
    <style:style style:name="P14" style:family="paragraph"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text-properties fo:font-size="14pt" style:font-size-asian="14pt" style:font-size-complex="14pt"/>
    </style:style>
    <style:style style:name="P19" style:family="paragraph">
      <loext:graphic-properties draw:fill="none" draw:fill-color="#ffffff"/>
      <style:text-properties fo:font-size="14pt" style:font-size-asian="14pt" style:font-size-complex="14pt"/>
    </style:style>
    <style:style style:name="P20" style:family="paragraph">
      <style:paragraph-properties fo:margin-left="0cm" fo:margin-right="0cm" fo:line-height="115%" fo:text-indent="0cm"/>
      <style:text-properties fo:font-size="11pt" style:font-size-asian="11pt" style:font-size-complex="11pt"/>
    </style:style>
    <style:style style:name="P21" style:family="paragraph">
      <loext:graphic-properties draw:fill="none" draw:fill-color="#ffffff"/>
      <style:paragraph-properties fo:margin-left="0cm" fo:margin-right="0cm" fo:line-height="115%" fo:text-indent="0cm"/>
      <style:text-properties fo:font-size="11pt" style:font-size-asian="11pt" style:font-size-complex="11pt"/>
    </style:style>
    <style:style style:name="T1" style:family="text">
      <style:text-properties style:font-size-asian="12pt" style:font-size-complex="12pt"/>
    </style:style>
    <style:style style:name="T2" style:family="text">
      <style:text-properties style:font-size-asian="10pt" style:font-size-complex="10pt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848cm" svg:height="2.848cm" svg:x="3.6cm" svg:y="7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706cm" svg:height="1.556cm" svg:x="3.821cm" svg:y="8.504cm">
          <draw:text-box>
            <text:p text:style-name="P2"><text:span text:style-name="T1">Wystawienie</text:span></text:p>
            <text:p text:style-name="P2"><text:span text:style-name="T1">Dokumentu</text:span></text:p>
            <text:p text:style-name="P2"><text:span text:style-name="T1">WZ</text:span></text:p>
          </draw:text-box>
        </draw:frame>
        <draw:custom-shape draw:style-name="gr3" draw:text-style-name="P1" xml:id="id2" draw:id="id2" draw:layer="layout" svg:width="2.848cm" svg:height="2.848cm" svg:x="9.514cm" svg:y="7.6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5" draw:layer="layout" svg:width="2.057cm" svg:height="0.96cm" svg:x="9.943cm" svg:y="8.615cm">
          <draw:text-box>
            <text:p text:style-name="P4"><text:span text:style-name="T2">Zamknięcie</text:span></text:p>
            <text:p text:style-name="P4"><text:span text:style-name="T2">dokumentu</text:span></text:p>
          </draw:text-box>
        </draw:frame>
        <draw:connector draw:style-name="gr5" draw:text-style-name="P6" draw:layer="layout" svg:x1="6.448cm" svg:y1="9.095cm" svg:x2="9.514cm" svg:y2="9.095cm" draw:start-shape="id1" draw:start-glue-point="10" draw:end-shape="id2" draw:end-glue-point="5" svg:d="M6448 9095h3066" svg:viewBox="0 0 3067 1">
          <text:p/>
        </draw:connector>
        <draw:custom-shape draw:style-name="gr3" draw:text-style-name="P1" xml:id="id3" draw:id="id3" draw:layer="layout" svg:width="2.848cm" svg:height="2.848cm" svg:x="9.515cm" svg:y="12.0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6" draw:layer="layout" svg:x1="10.938cm" svg:y1="10.519cm" svg:x2="10.939cm" svg:y2="12.052cm" draw:start-shape="id2" draw:start-glue-point="6" draw:end-shape="id3" draw:end-glue-point="4" svg:d="M10938 10519v767h1v766" svg:viewBox="0 0 2 1534">
          <text:p/>
        </draw:connector>
        <draw:frame draw:style-name="gr6" draw:text-style-name="P8" draw:layer="layout" svg:width="1.124cm" svg:height="0.702cm" svg:x="10.829cm" svg:y="10.848cm">
          <draw:text-box>
            <text:p text:style-name="P7">Nie</text:p>
          </draw:text-box>
        </draw:frame>
        <draw:frame draw:style-name="gr7" draw:text-style-name="P5" draw:layer="layout" svg:width="2.367cm" svg:height="0.96cm" svg:x="9.833cm" svg:y="13.029cm">
          <draw:text-box>
            <text:p text:style-name="P4"><text:span text:style-name="T2">Ostatni dzień</text:span></text:p>
            <text:p text:style-name="P4"><text:span text:style-name="T2">miesiąca</text:span></text:p>
          </draw:text-box>
        </draw:frame>
        <draw:custom-shape draw:style-name="gr8" draw:text-style-name="P9" xml:id="id4" draw:id="id4" draw:layer="layout" svg:width="2.848cm" svg:height="2.848cm" svg:x="3.601cm" svg:y="12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svg:x1="9.515cm" svg:y1="13.476cm" svg:x2="6.449cm" svg:y2="13.476cm" draw:start-shape="id3" draw:start-glue-point="5" draw:end-shape="id4" draw:end-glue-point="10" svg:d="M9515 13476h-3066" svg:viewBox="0 0 3067 1">
          <text:p/>
        </draw:connector>
        <draw:frame draw:style-name="gr9" draw:text-style-name="P8" draw:layer="layout" svg:width="1.125cm" svg:height="0.702cm" svg:x="7.513cm" svg:y="12.819cm">
          <draw:text-box>
            <text:p text:style-name="P7">Nie</text:p>
          </draw:text-box>
        </draw:frame>
        <draw:frame draw:style-name="gr10" draw:text-style-name="P11" draw:layer="layout" svg:width="2.451cm" svg:height="1.129cm" svg:x="3.919cm" svg:y="12.929cm">
          <draw:text-box>
            <text:p text:style-name="P10"><text:span text:style-name="T3">Pominięcie</text:span></text:p>
            <text:p text:style-name="P10"><text:span text:style-name="T3">dokumentu</text:span></text:p>
          </draw:text-box>
        </draw:frame>
        <draw:custom-shape draw:style-name="gr3" draw:text-style-name="P1" xml:id="id5" draw:id="id5" draw:layer="layout" svg:width="2.848cm" svg:height="2.847cm" svg:x="14.881cm" svg:y="7.6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6" draw:layer="layout" svg:x1="12.362cm" svg:y1="9.095cm" svg:x2="14.881cm" svg:y2="9.097cm" draw:start-shape="id2" draw:start-glue-point="7" draw:end-shape="id5" draw:end-glue-point="5" svg:d="M12362 9095h1260v2h1259" svg:viewBox="0 0 2520 3">
          <text:p/>
        </draw:connector>
        <draw:frame draw:style-name="gr11" draw:text-style-name="P8" draw:layer="layout" svg:width="1.152cm" svg:height="0.702cm" svg:x="12.91cm" svg:y="8.503cm">
          <draw:text-box>
            <text:p text:style-name="P7">Tak</text:p>
          </draw:text-box>
        </draw:frame>
        <draw:custom-shape draw:style-name="gr8" draw:text-style-name="P9" xml:id="id6" draw:id="id6" draw:layer="layout" svg:width="2.848cm" svg:height="2.848cm" svg:x="14.881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3" draw:layer="layout" svg:width="2.451cm" svg:height="1.129cm" svg:x="15.199cm" svg:y="4.276cm">
          <draw:text-box>
            <text:p text:style-name="P12"><text:span text:style-name="T3">Pominięcie</text:span></text:p>
            <text:p text:style-name="P12"><text:span text:style-name="T3">dokumentu</text:span></text:p>
          </draw:text-box>
        </draw:frame>
        <draw:connector draw:style-name="gr5" draw:text-style-name="P6" draw:layer="layout" svg:x1="16.305cm" svg:y1="7.673cm" svg:x2="16.305cm" svg:y2="6.248cm" draw:start-shape="id5" draw:start-glue-point="4" draw:end-shape="id6" draw:end-glue-point="8" svg:d="M16305 7673v-1425" svg:viewBox="0 0 1 1426">
          <text:p/>
        </draw:connector>
        <draw:frame draw:style-name="gr11" draw:text-style-name="P8" draw:layer="layout" svg:width="1.152cm" svg:height="0.702cm" svg:x="16.138cm" svg:y="6.686cm">
          <draw:text-box>
            <text:p text:style-name="P7">Tak</text:p>
          </draw:text-box>
        </draw:frame>
        <draw:frame draw:style-name="gr12" draw:text-style-name="P5" draw:layer="layout" svg:width="2.553cm" svg:height="0.96cm" svg:x="15.141cm" svg:y="8.549cm">
          <draw:text-box>
            <text:p text:style-name="P4"><text:span text:style-name="T2">Dokument</text:span></text:p>
            <text:p text:style-name="P4"><text:span text:style-name="T2">zafakturowany</text:span></text:p>
          </draw:text-box>
        </draw:frame>
        <draw:connector draw:style-name="gr5" draw:text-style-name="P6" draw:layer="layout" svg:x1="12.363cm" svg:y1="13.476cm" svg:x2="16.305cm" svg:y2="10.52cm" draw:start-shape="id3" draw:start-glue-point="7" draw:end-shape="id5" draw:end-glue-point="6" svg:d="M12363 13476h3942v-2956" svg:viewBox="0 0 3943 2957">
          <text:p/>
        </draw:connector>
        <draw:frame draw:style-name="gr11" draw:text-style-name="P8" draw:layer="layout" svg:width="1.152cm" svg:height="0.702cm" svg:x="13.567cm" svg:y="12.929cm">
          <draw:text-box>
            <text:p text:style-name="P7">Tak</text:p>
          </draw:text-box>
        </draw:frame>
        <draw:frame draw:style-name="gr9" draw:text-style-name="P8" draw:layer="layout" svg:width="1.125cm" svg:height="0.702cm" svg:x="18.386cm" svg:y="8.548cm">
          <draw:text-box>
            <text:p text:style-name="P7">Nie</text:p>
          </draw:text-box>
        </draw:frame>
        <draw:custom-shape draw:style-name="gr13" draw:text-style-name="P1" xml:id="id7" draw:id="id7" draw:layer="layout" svg:width="2.848cm" svg:height="2.847cm" svg:x="20.357cm" svg:y="7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svg:x1="17.729cm" svg:y1="9.097cm" svg:x2="20.357cm" svg:y2="9.097cm" draw:start-shape="id5" draw:start-glue-point="7" draw:end-shape="id7" draw:end-glue-point="6" svg:d="M17729 9097h2628" svg:viewBox="0 0 2629 1">
          <text:p/>
        </draw:connector>
        <draw:frame draw:style-name="gr14" draw:text-style-name="P15" draw:layer="layout" svg:width="2.706cm" svg:height="1.557cm" svg:x="20.543cm" svg:y="8.438cm">
          <draw:text-box>
            <text:p text:style-name="P14"><text:span text:style-name="T4">Wystawienie</text:span></text:p>
            <text:p text:style-name="P14"><text:span text:style-name="T4">Faktury</text:span></text:p>
            <text:p text:style-name="P14"><text:span text:style-name="T4">o nr 0</text:span></text:p>
          </draw:text-box>
        </draw:frame>
        <draw:frame draw:style-name="gr15" draw:text-style-name="P16" draw:layer="layout" svg:width="9.24cm" svg:height="0.954cm" svg:x="1.76cm" svg:y="2cm">
          <draw:text-box>
            <text:p>Fakturowanie dokumentów WZ</text:p>
          </draw:text-box>
        </draw:frame>
        <draw:line draw:style-name="gr16" draw:text-style-name="P17" draw:layer="layout" svg:x1="2.1cm" svg:y1="3cm" svg:x2="10.6cm" svg:y2="3cm">
          <text:p/>
        </draw:line>
        <draw:frame draw:style-name="gr15" draw:text-style-name="P19" draw:layer="layout" svg:width="3.757cm" svg:height="0.798cm" svg:x="17cm" svg:y="15.646cm">
          <draw:text-box>
            <text:p text:style-name="P18"><text:span text:style-name="T5">Opis działania:</text:span></text:p>
          </draw:text-box>
        </draw:frame>
        <draw:frame draw:style-name="gr17" draw:text-style-name="P21" draw:layer="layout" svg:width="11cm" svg:height="3.275cm" svg:x="17cm" svg:y="16.6cm">
          <draw:text-box>
            <text:p text:style-name="P20"><text:span text:style-name="T6">Aplikacja cyklicznie przegląda dokumenty WZ i wystawia do nich faktury o nr zero gdy spełnią odpowiednie warunki:</text:span></text:p>
            <text:p text:style-name="P20"><text:span text:style-name="T6">- dokument nie może być już zafakturowany</text:span></text:p>
            <text:p text:style-name="P20"><text:span text:style-name="T6">- dokument jest zamknięty i nie jest zafakturowany</text:span></text:p>
            <text:p text:style-name="P20"><text:span text:style-name="T6">- jest ostatni dzień miesiąca i dokument nie jest zamknięty i nie jest zafakturowany</text:span></text:p>
          </draw:text-box>
        </draw:frame>
        <draw:line draw:style-name="gr16" draw:text-style-name="P17" draw:layer="layout" svg:x1="17.3cm" svg:y1="16.4cm" svg:x2="20.5cm" svg:y2="16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58M32S</meta:editing-duration>
    <meta:editing-cycles>11</meta:editing-cycles>
    <meta:generator>LibreOffice/5.3.0.3$Windows_X86_64 LibreOffice_project/7074905676c47b82bbcfbea1aeefc84afe1c50e1</meta:generator>
    <dc:date>2018-06-21T12:10:55.456000000</dc:date>
    <meta:print-date>2018-06-21T11:14:51.504000000</meta:print-date>
    <meta:document-statistic meta:object-count="32"/>
  </office:meta>
</office:document-meta>
</file>